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lib_o_con_2021.py" manifest:media-type=""/>
  <manifest:file-entry manifest:full-path="Scripts/python/" manifest:media-type="application/binary"/>
  <manifest:file-entry manifest:full-path="Scripts/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30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 style:writing-mode="lr-tb"/>
      <style:paragraph-properties fo:text-align="center"/>
    </style:style>
    <style:style style:name="gr2" style:family="graphic">
      <style:text-properties fo:font-size="10pt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cm" fo:min-width="8cm" fo:padding-top="0.125cm" fo:padding-bottom="0.125cm" fo:padding-left="0.25cm" fo:padding-right="0.25cm" fo:wrap-option="wrap" draw:shadow="hidden" draw:shadow-offset-x="0.3cm" draw:shadow-offset-y="0.3cm" draw:shadow-color="#808080" style:writing-mode="lr-tb"/>
      <style:paragraph-properties fo:margin-left="0cm" fo:margin-right="0cm" fo:margin-top="0cm" fo:margin-bottom="0cm" fo:line-height="100%" fo:text-align="start" fo:text-indent="0cm"/>
      <style:text-properties fo:color="#106802" loext:opacity="100%" loext:color-lum-mod="100%" loext:color-lum-off="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68cm" fo:min-width="8cm" fo:padding-top="0.125cm" fo:padding-bottom="0.125cm" fo:padding-left="0.25cm" fo:padding-right="0.25cm" fo:wrap-option="wrap" draw:shadow="hidden" draw:shadow-offset-x="0.3cm" draw:shadow-offset-y="0.3cm" draw:shadow-color="#808080" style:writing-mode="lr-tb"/>
      <style:paragraph-properties fo:margin-left="0cm" fo:margin-right="0cm" fo:margin-top="0cm" fo:margin-bottom="0cm" fo:line-height="100%" fo:text-align="start" fo:text-indent="0cm"/>
      <style:text-properties fo:color="#106802" loext:opacity="100%" loext:color-lum-mod="100%" loext:color-lum-off="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fill-color="#dee6ef" draw:textarea-horizontal-align="justify" draw:textarea-vertical-align="middle" draw:auto-grow-height="false" fo:min-height="0.891cm" fo:min-width="9.947cm" style:writing-mode="lr-tb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loext:color-lum-mod="100%" loext:color-lum-off="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1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2?language=Python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3?language=Python&amp;location=document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4?language=Python&amp;location=document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region_a1?language=Python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values_for_example_2?language=Python&amp;location=document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mark_invalid?language=Python&amp;location=document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style-name="gr2" draw:text-style-name="P4" svg:width="3.087cm" svg:height="0.833cm" svg:x="1.601cm" svg:y="5.174cm" draw:control="control6"/>
          <draw:control draw:z-index="2" draw:name="Control 7" draw:style-name="gr2" draw:text-style-name="P4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1?language=Python&amp;location=document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2?language=Python&amp;location=document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3?language=Python&amp;location=document" xlink:type="simple"/>
              </office:event-listeners>
            </form:button>
          </form:form>
        </office:forms>
        <table:shapes>
          <draw:control draw:z-index="0" draw:name="Control 8" draw:style-name="gr2" draw:text-style-name="P4" svg:width="2.53cm" svg:height="0.916cm" svg:x="2.099cm" svg:y="3.728cm" draw:control="control8"/>
          <draw:control draw:z-index="1" draw:name="Control 9" draw:style-name="gr2" draw:text-style-name="P4" svg:width="2.53cm" svg:height="0.916cm" svg:x="6.592cm" svg:y="3.728cm" draw:control="control9"/>
          <draw:control draw:z-index="2" draw:name="Control 10" draw:style-name="gr2" draw:text-style-name="P4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1?language=Python&amp;location=document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2?language=Python&amp;location=document" xlink:type="simple"/>
              </office:event-listeners>
            </form:button>
          </form:form>
        </office:forms>
        <table:shapes>
          <draw:custom-shape draw:z-index="0" draw:style-name="gr3" draw:text-style-name="P6" svg:width="8.5cm" svg:height="1.48cm" svg:x="0.658cm" svg:y="4.319cm">
            <text:p text:style-name="P5"><text:span text:style-name="T3">def copy_cells_v1(args=None):</text:span></text:p>
            <text:p text:style-name="P5"><text:span text:style-name="T3"><text:s text:c="4"/></text:span><text:span text:style-name="T3">doc = CreateScriptService("Calc")</text:span></text:p>
            <text:p text:style-name="P5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4" draw:text-style-name="P6" svg:width="8.5cm" svg:height="1.518cm" svg:x="0.658cm" svg:y="7.195cm">
            <text:p text:style-name="P5"><text:span text:style-name="T3">def copy_cells_v2(args=None):</text:span></text:p>
            <text:p text:style-name="P5"><text:span text:style-name="T3"><text:s text:c="4"/></text:span><text:span text:style-name="T3">doc = CreateScriptService("Calc")</text:span></text:p>
            <text:p text:style-name="P5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style-name="gr2" draw:text-style-name="P4" svg:width="2.596cm" svg:height="0.846cm" svg:x="0.658cm" svg:y="3.288cm" draw:control="control11"/>
          <draw:control draw:z-index="3" draw:name="Control 12" draw:style-name="gr2" draw:text-style-name="P4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range_from_file?language=Python&amp;location=document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remov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from_file_example?language=Python&amp;location=document" xlink:type="simple"/>
              </office:event-listeners>
            </form:button>
          </form:form>
        </office:forms>
        <table:shapes>
          <draw:custom-shape draw:z-index="0" draw:name="Shape 6" draw:style-name="gr5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5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5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5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style-name="gr2" draw:text-style-name="P4" svg:width="3.543cm" svg:height="0.891cm" svg:x="0.462cm" svg:y="0.66cm" draw:control="control14"/>
          <draw:control draw:z-index="5" draw:name="Control 15" draw:style-name="gr2" draw:text-style-name="P4" svg:width="3.543cm" svg:height="0.891cm" svg:x="0.42cm" svg:y="1.98cm" draw:control="control15"/>
          <draw:control draw:z-index="6" draw:name="Control 16" draw:style-name="gr2" draw:text-style-name="P4" svg:width="3.543cm" svg:height="0.891cm" svg:x="0.433cm" svg:y="3.301cm" draw:control="control16"/>
          <draw:control draw:z-index="7" draw:name="Control 17" draw:style-name="gr2" draw:text-style-name="P4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alculate_average?language=Python&amp;location=document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1?language=Python&amp;location=document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2?language=Python&amp;location=document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3?language=Python&amp;location=document" xlink:type="simple"/>
              </office:event-listeners>
            </form:button>
          </form:form>
        </office:forms>
        <table:shapes>
          <draw:control draw:z-index="0" draw:name="Control 19" draw:style-name="gr2" draw:text-style-name="P4" svg:width="4cm" svg:height="1cm" svg:x="0.253cm" svg:y="6.332cm" draw:control="control19"/>
          <draw:control draw:z-index="1" draw:name="Control 20" draw:style-name="gr2" draw:text-style-name="P4" svg:width="4cm" svg:height="1cm" svg:x="4.848cm" svg:y="6.332cm" draw:control="control20"/>
          <draw:control draw:z-index="2" draw:name="Control 21" draw:style-name="gr2" draw:text-style-name="P4" svg:width="4cm" svg:height="1cm" svg:x="9.5cm" svg:y="6.332cm" draw:control="control21"/>
        </table:shapes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0,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17,8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64,77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51,78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68,58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,32</text:p>
          </table:table-cell>
          <table:table-cell office:value-type="string" calcext:value-type="string">
            <text:p>66,2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76,26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51,0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3</text:p>
          </table:table-cell>
          <table:table-cell office:value-type="string" calcext:value-type="string">
            <text:p>3,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,11</text:p>
          </table:table-cell>
          <table:table-cell office:value-type="string" calcext:value-type="string">
            <text:p>75,0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16:09:32.8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08T09:44:36.131330326</meta:creation-date>
    <dc:date>2023-06-13T16:09:55.560000000</dc:date>
    <meta:editing-duration>PT4H45M34S</meta:editing-duration>
    <meta:editing-cycles>40</meta:editing-cycles>
    <meta:generator>LibreOffice/7.5.3.2$Windows_X86_64 LibreOffice_project/9f56dff12ba03b9acd7730a5a481eea045e468f3</meta:generator>
    <dc:creator>Amour Spirit</dc:creator>
    <meta:document-statistic meta:table-count="8" meta:cell-count="208" meta:object-count="32"/>
  </office:meta>
</office:document-meta>
</file>